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0.94mm"/>
    </style:style>
    <style:style style:name="co3" style:family="table-column">
      <style:table-column-properties fo:break-before="auto" style:column-width="18.94mm"/>
    </style:style>
    <style:style style:name="co4" style:family="table-column">
      <style:table-column-properties fo:break-before="auto" style:column-width="21.68mm"/>
    </style:style>
    <style:style style:name="co5" style:family="table-column">
      <style:table-column-properties fo:break-before="auto" style:column-width="22.42mm"/>
    </style:style>
    <style:style style:name="co6" style:family="table-column">
      <style:table-column-properties fo:break-before="auto" style:column-width="19.69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出貨單-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5f_BuiltIn_5f_Comma" style:data-style-name="N1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8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8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13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13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出貨單-1" table:style-name="ta1" table:print-ranges="'出貨單-1'.B1:'出貨單-1'.J4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47" table:default-cell-style-name="ce5"/>
        <table:table-column table:style-name="co1" table:number-columns-repeated="767" table:default-cell-style-name="Default"/>
        <table:table-row table:style-name="ro1">
          <table:table-cell table:style-name="ce1" table:number-columns-repeated="4"/>
          <table:table-cell table:style-name="ce20" office:value-type="string" calcext:value-type="string">
            <text:p>ｘｘｘｘ<text:span text:style-name="T4"> </text:span><text:span text:style-name="T5">股</text:span><text:span text:style-name="T6"> </text:span><text:span text:style-name="T5">份</text:span><text:span text:style-name="T6"> </text:span><text:span text:style-name="T5">有</text:span><text:span text:style-name="T6"> </text:span><text:span text:style-name="T5">限</text:span><text:span text:style-name="T6"> </text:span><text:span text:style-name="T5">公</text:span><text:span text:style-name="T6"> </text:span><text:span text:style-name="T5">司</text:span></text:p>
          </table:table-cell>
          <table:table-cell table:style-name="ce22"/>
          <table:table-cell table:style-name="ce1" table:number-columns-repeated="1018"/>
        </table:table-row>
        <table:table-row table:style-name="ro2">
          <table:table-cell table:style-name="ce1" table:number-columns-repeated="4"/>
          <table:table-cell table:style-name="ce21" office:value-type="string" calcext:value-type="string">
            <text:p>        <text:span text:style-name="T7">出</text:span><text:span text:style-name="T8">     </text:span><text:span text:style-name="T9">貨</text:span><text:span text:style-name="T8">    </text:span><text:span text:style-name="T9">單</text:span></text:p>
          </table:table-cell>
          <table:table-cell table:style-name="ce23"/>
          <table:table-cell table:style-name="ce1" table:number-columns-repeated="2"/>
          <table:table-cell table:style-name="ce35" office:value-type="string" calcext:value-type="string">
            <text:p>NO:</text:p>
          </table:table-cell>
          <table:table-cell table:style-name="ce4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客<text:span text:style-name="T1"> </text:span><text:span text:style-name="T2">戶</text:span><text:span text:style-name="T3"> </text:span><text:span text:style-name="T2">名</text:span><text:span text:style-name="T3"> </text:span><text:span text:style-name="T2">稱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日<text:span text:style-name="T1">    </text:span><text:span text:style-name="T2">期</text:span><text:span text:style-name="T3">:</text:span></text:p>
          </table:table-cell>
          <table:table-cell table:style-name="ce36"/>
          <table:table-cell table:style-name="ce3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統<text:span text:style-name="T1"> </text:span><text:span text:style-name="T2">一</text:span><text:span text:style-name="T3"> </text:span><text:span text:style-name="T2">編</text:span><text:span text:style-name="T3"> </text:span><text:span text:style-name="T2">號</text:span><text:span text:style-name="T3">:</text:span></text:p>
          </table:table-cell>
          <table:table-cell table:style-name="ce11"/>
          <table:table-cell table:style-name="ce1" table:number-columns-repeated="4"/>
          <table:table-cell table:style-name="ce3" office:value-type="string" calcext:value-type="string">
            <text:p>S/R NO.</text:p>
          </table:table-cell>
          <table:table-cell table:style-name="ce37"/>
          <table:table-cell table:style-name="ce3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發<text:span text:style-name="T1"> </text:span><text:span text:style-name="T2">票</text:span><text:span text:style-name="T3"> </text:span><text:span text:style-name="T2">地</text:span><text:span text:style-name="T3"> </text:span><text:span text:style-name="T2">址</text:span><text:span text:style-name="T3">:</text:span></text:p>
          </table:table-cell>
          <table:table-cell table:style-name="ce1" table:number-columns-repeated="5"/>
          <table:table-cell table:style-name="ce27" office:value-type="string" calcext:value-type="string">
            <text:p>訂單號碼</text:p>
          </table:table-cell>
          <table:table-cell table:style-name="ce37"/>
          <table:table-cell table:style-name="ce3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出<text:span text:style-name="T1">    </text:span><text:span text:style-name="T2">貨</text:span><text:span text:style-name="T3">  </text:span><text:span text:style-name="T2">地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出貨日期<text:span text:style-name="T1">:</text:span></text:p>
          </table:table-cell>
          <table:table-cell table:style-name="ce36"/>
          <table:table-cell table:style-name="ce1" table:number-columns-repeated="1015"/>
        </table:table-row>
        <table:table-row table:style-name="ro3">
          <table:table-cell table:style-name="ce2"/>
          <table:table-cell table:style-name="ce7" office:value-type="string" calcext:value-type="string" table:number-columns-spanned="2" table:number-rows-spanned="1">
            <text:p>品<text:span text:style-name="T1">       </text:span><text:span text:style-name="T2">名</text:span></text:p>
          </table:table-cell>
          <table:covered-table-cell table:style-name="ce12"/>
          <table:table-cell table:style-name="ce18" office:value-type="string" calcext:value-type="string">
            <text:p>規<text:span text:style-name="T1"> </text:span><text:span text:style-name="T2">格</text:span></text:p>
          </table:table-cell>
          <table:table-cell table:style-name="ce7" office:value-type="string" calcext:value-type="string">
            <text:p>數<text:span text:style-name="T1">    </text:span><text:span text:style-name="T2">量</text:span>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金<text:span text:style-name="T1"> </text:span><text:span text:style-name="T2">額</text:span></text:p>
          </table:table-cell>
          <table:table-cell table:style-name="ce16" office:value-type="string" calcext:value-type="string" table:number-columns-spanned="3" table:number-rows-spanned="1">
            <text:p>SERIAL NO.</text:p>
          </table:table-cell>
          <table:covered-table-cell table:style-name="ce15"/>
          <table:covered-table-cell table:style-name="ce12"/>
          <table:table-cell table:style-name="ce4" table:number-columns-repeated="1014"/>
        </table:table-row>
        <table:table-row table:style-name="ro3">
          <table:table-cell table:style-name="ce3"/>
          <table:table-cell table:style-name="ce8" table:number-columns-spanned="2" table:number-rows-spanned="1"/>
          <table:covered-table-cell table:style-name="ce13"/>
          <table:table-cell table:style-name="ce19" table:number-columns-repeated="3"/>
          <table:table-cell table:style-name="ce24" table:formula="of:=+[.E8]*[.F8]" office:value-type="float" office:value="0" calcext:value-type="float">
            <text:p>- </text:p>
          </table:table-cell>
          <table:table-cell table:style-name="ce28" office:value-type="string" calcext:value-type="string">
            <text:p>收款日期</text:p>
          </table:table-cell>
          <table:table-cell table:style-name="ce17" office:value-type="string" calcext:value-type="string">
            <text:p>T/T</text:p>
          </table:table-cell>
          <table:table-cell table:style-name="ce14"/>
          <table:table-cell table:style-name="ce1" table:number-columns-repeated="1014"/>
        </table:table-row>
        <table:table-row table:style-name="ro3">
          <table:table-cell table:style-name="ce3"/>
          <table:table-cell table:style-name="ce8" table:number-columns-spanned="2" table:number-rows-spanned="1"/>
          <table:covered-table-cell table:style-name="ce13"/>
          <table:table-cell table:style-name="ce19" table:number-columns-repeated="4"/>
          <table:table-cell table:style-name="ce28" office:value-type="string" calcext:value-type="string">
            <text:p>發票號碼</text:p>
          </table:table-cell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3"/>
          <table:table-cell table:style-name="ce9" office:value-type="string" calcext:value-type="string">
            <text:p><text:s/></text:p>
          </table:table-cell>
          <table:table-cell table:style-name="ce14"/>
          <table:table-cell table:number-columns-repeated="4" table:style-name="ce19" office:value-type="string" calcext:value-type="string">
            <text:p><text:s/></text:p>
          </table:table-cell>
          <table:table-cell table:style-name="ce29"/>
          <table:table-cell table:style-name="ce17"/>
          <table:table-cell table:style-name="ce14"/>
          <table:table-cell table:style-name="ce1" table:number-columns-repeated="1014"/>
        </table:table-row>
        <table:table-row table:style-name="ro3" table:number-rows-repeated="3">
          <table:table-cell table:style-name="ce3"/>
          <table:table-cell table:style-name="ce9"/>
          <table:table-cell table:style-name="ce14"/>
          <table:table-cell table:style-name="ce19" table:number-columns-repeated="4"/>
          <table:table-cell table:style-name="ce30"/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銷<text:span text:style-name="T1">   </text:span><text:span text:style-name="T2">售</text:span><text:span text:style-name="T3">   </text:span><text:span text:style-name="T2">額</text:span><text:span text:style-name="T3">   </text:span><text:span text:style-name="T2">合</text:span><text:span text:style-name="T3"> 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ROUND(SUM([.G8:.G13]);0)" office:value-type="float" office:value="0" calcext:value-type="float">
            <text:p>0 </text:p>
          </table:table-cell>
          <table:table-cell table:style-name="ce31" office:value-type="string" calcext:value-type="string">
            <text:p>簽<text:span text:style-name="T1">    </text:span></text:p>
          </table:table-cell>
          <table:table-cell table:style-name="ce38"/>
          <table:table-cell table:style-name="ce43"/>
          <table:table-cell table:style-name="ce1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營業稅<text:span text:style-name="T1"> 5%</text:span></text:p>
          </table:table-cell>
          <table:table-cell table:style-name="ce16"/>
          <table:table-cell table:style-name="ce7" office:value-type="string" calcext:value-type="string">
            <text:p>零稅</text:p>
          </table:table-cell>
          <table:table-cell table:style-name="ce16"/>
          <table:table-cell table:style-name="ce7" office:value-type="string" calcext:value-type="string">
            <text:p>免稅</text:p>
          </table:table-cell>
          <table:table-cell table:style-name="ce26"/>
          <table:table-cell table:style-name="ce32"/>
          <table:table-cell table:style-name="ce2"/>
          <table:table-cell table:style-name="ce44"/>
          <table:table-cell table:style-name="ce4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總<text:span text:style-name="T1">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+[.G14]+[.G15]" office:value-type="float" office:value="0" calcext:value-type="float">
            <text:p>0 </text:p>
          </table:table-cell>
          <table:table-cell table:style-name="ce33" office:value-type="string" calcext:value-type="string">
            <text:p>收</text:p>
          </table:table-cell>
          <table:table-cell table:style-name="ce3"/>
          <table:table-cell table:style-name="ce45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17" table:number-columns-repeated="4"/>
          <table:table-cell table:style-name="ce14"/>
          <table:table-cell table:style-name="ce34"/>
          <table:table-cell table:style-name="ce39"/>
          <table:table-cell table:style-name="ce46"/>
          <table:table-cell table:style-name="ce1" table:number-columns-repeated="1014"/>
        </table:table-row>
        <table:table-row table:style-name="ro4">
          <table:table-cell table:style-name="ce1" table:number-columns-repeated="1024"/>
        </table:table-row>
        <table:table-row table:style-name="ro4">
          <table:table-cell table:style-name="ce1"/>
          <table:table-cell table:style-name="ce6" office:value-type="string" calcext:value-type="string">
            <text:p>生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會<text:span text:style-name="T1"> </text:span><text:span text:style-name="T2">計</text:span></text:p>
          </table:table-cell>
          <table:table-cell table:style-name="ce1"/>
          <table:table-cell table:style-name="ce6" office:value-type="string" calcext:value-type="string">
            <text:p>主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經<text:span text:style-name="T1"> </text:span><text:span text:style-name="T2">辨</text:span><text:span text:style-name="T3"> </text:span><text:span text:style-name="T2">人</text:span></text:p>
          </table:table-cell>
          <table:table-cell table:style-name="ce1" table:number-columns-repeated="1016"/>
        </table:table-row>
        <table:table-row table:style-name="ro3" table:number-rows-repeated="2">
          <table:table-cell table:style-name="ce1" table:number-columns-repeated="1024"/>
        </table:table-row>
        <table:table-row table:style-name="ro4" table:number-rows-repeated="2">
          <table:table-cell table:style-name="ce1" table:number-columns-repeated="1024"/>
        </table:table-row>
        <table:table-row table:style-name="ro5">
          <table:table-cell table:style-name="ce1" table:number-columns-repeated="4"/>
          <table:table-cell table:style-name="ce20" office:value-type="string" calcext:value-type="string">
            <text:p>ｘｘｘｘ<text:span text:style-name="T4"> </text:span><text:span text:style-name="T5">股</text:span><text:span text:style-name="T6"> </text:span><text:span text:style-name="T5">份</text:span><text:span text:style-name="T6"> </text:span><text:span text:style-name="T5">有</text:span><text:span text:style-name="T6"> </text:span><text:span text:style-name="T5">限</text:span><text:span text:style-name="T6"> </text:span><text:span text:style-name="T5">公</text:span><text:span text:style-name="T6"> </text:span><text:span text:style-name="T5">司</text:span></text:p>
          </table:table-cell>
          <table:table-cell table:style-name="ce22"/>
          <table:table-cell table:style-name="ce1" table:number-columns-repeated="1018"/>
        </table:table-row>
        <table:table-row table:style-name="ro2">
          <table:table-cell table:style-name="ce1" table:number-columns-repeated="4"/>
          <table:table-cell table:style-name="ce21" office:value-type="string" calcext:value-type="string">
            <text:p>        <text:span text:style-name="T7">出</text:span><text:span text:style-name="T8">     </text:span><text:span text:style-name="T9">貨</text:span><text:span text:style-name="T8">    </text:span><text:span text:style-name="T9">單</text:span></text:p>
          </table:table-cell>
          <table:table-cell table:style-name="ce23"/>
          <table:table-cell table:style-name="ce1" table:number-columns-repeated="2"/>
          <table:table-cell table:style-name="ce35" office:value-type="string" calcext:value-type="string">
            <text:p>NO:</text:p>
          </table:table-cell>
          <table:table-cell table:style-name="ce4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客<text:span text:style-name="T1"> </text:span><text:span text:style-name="T2">戶</text:span><text:span text:style-name="T3"> </text:span><text:span text:style-name="T2">名</text:span><text:span text:style-name="T3"> </text:span><text:span text:style-name="T2">稱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日<text:span text:style-name="T1">    </text:span><text:span text:style-name="T2">期</text:span><text:span text:style-name="T3">:</text:span></text:p>
          </table:table-cell>
          <table:table-cell table:style-name="ce40"/>
          <table:table-cell table:style-name="ce37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統<text:span text:style-name="T1"> </text:span><text:span text:style-name="T2">一</text:span><text:span text:style-name="T3"> </text:span><text:span text:style-name="T2">編</text:span><text:span text:style-name="T3"> </text:span><text:span text:style-name="T2">號</text:span><text:span text:style-name="T3">:</text:span></text:p>
          </table:table-cell>
          <table:table-cell table:style-name="ce11"/>
          <table:table-cell table:style-name="ce1" table:number-columns-repeated="4"/>
          <table:table-cell table:style-name="ce3" office:value-type="string" calcext:value-type="string">
            <text:p>S/R NO.</text:p>
          </table:table-cell>
          <table:table-cell table:style-name="ce37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發<text:span text:style-name="T1"> </text:span><text:span text:style-name="T2">票</text:span><text:span text:style-name="T3"> </text:span><text:span text:style-name="T2">地</text:span><text:span text:style-name="T3"> </text:span><text:span text:style-name="T2">址</text:span><text:span text:style-name="T3">:</text:span></text:p>
          </table:table-cell>
          <table:table-cell table:style-name="ce1" table:number-columns-repeated="5"/>
          <table:table-cell table:style-name="ce27" office:value-type="string" calcext:value-type="string">
            <text:p>訂單號碼</text:p>
          </table:table-cell>
          <table:table-cell table:style-name="ce37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出<text:span text:style-name="T1">    </text:span><text:span text:style-name="T2">貨</text:span><text:span text:style-name="T3">  </text:span><text:span text:style-name="T2">地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出貨日期<text:span text:style-name="T1">:</text:span></text:p>
          </table:table-cell>
          <table:table-cell table:style-name="ce41" table:number-columns-spanned="2" table:number-rows-spanned="1"/>
          <table:covered-table-cell table:style-name="ce41"/>
          <table:table-cell table:style-name="ce1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2" table:number-rows-spanned="1">
            <text:p>品<text:span text:style-name="T1">       </text:span><text:span text:style-name="T2">名</text:span></text:p>
          </table:table-cell>
          <table:covered-table-cell table:style-name="ce12"/>
          <table:table-cell table:style-name="ce18" office:value-type="string" calcext:value-type="string">
            <text:p>規<text:span text:style-name="T1"> </text:span><text:span text:style-name="T2">格</text:span></text:p>
          </table:table-cell>
          <table:table-cell table:style-name="ce7" office:value-type="string" calcext:value-type="string">
            <text:p>數<text:span text:style-name="T1">    </text:span><text:span text:style-name="T2">量</text:span>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金<text:span text:style-name="T1"> </text:span><text:span text:style-name="T2">額</text:span></text:p>
          </table:table-cell>
          <table:table-cell table:style-name="ce16" office:value-type="string" calcext:value-type="string" table:number-columns-spanned="3" table:number-rows-spanned="1">
            <text:p>SERIAL NO.</text:p>
          </table:table-cell>
          <table:covered-table-cell table:style-name="ce15"/>
          <table:covered-table-cell table:style-name="ce12"/>
          <table:table-cell table:style-name="ce1" table:number-columns-repeated="1014"/>
        </table:table-row>
        <table:table-row table:style-name="ro3">
          <table:table-cell table:style-name="ce1"/>
          <table:table-cell table:style-name="ce8" table:number-columns-spanned="2" table:number-rows-spanned="1"/>
          <table:covered-table-cell table:style-name="ce13"/>
          <table:table-cell table:style-name="ce19" table:number-columns-repeated="3"/>
          <table:table-cell table:style-name="ce24" table:formula="of:=+[.G8]" office:value-type="float" office:value="0" calcext:value-type="float">
            <text:p>- </text:p>
          </table:table-cell>
          <table:table-cell table:style-name="ce28" office:value-type="string" calcext:value-type="string">
            <text:p>收款日期</text:p>
          </table:table-cell>
          <table:table-cell table:style-name="ce17" table:formula="of:=+[.I8]" office:value-type="string" office:string-value="T/T" calcext:value-type="string">
            <text:p>T/T</text:p>
          </table:table-cell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8" table:number-columns-spanned="2" table:number-rows-spanned="1"/>
          <table:covered-table-cell table:style-name="ce13"/>
          <table:table-cell table:style-name="ce19" table:number-columns-repeated="4"/>
          <table:table-cell table:style-name="ce28" office:value-type="string" calcext:value-type="string">
            <text:p>發票號碼</text:p>
          </table:table-cell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9" office:value-type="string" calcext:value-type="string">
            <text:p><text:s/></text:p>
          </table:table-cell>
          <table:table-cell table:style-name="ce14"/>
          <table:table-cell table:style-name="ce19" table:number-columns-repeated="4"/>
          <table:table-cell table:style-name="ce29"/>
          <table:table-cell table:style-name="ce17"/>
          <table:table-cell table:style-name="ce14"/>
          <table:table-cell table:style-name="ce1" table:number-columns-repeated="1014"/>
        </table:table-row>
        <table:table-row table:style-name="ro3" table:number-rows-repeated="3">
          <table:table-cell table:style-name="ce1"/>
          <table:table-cell table:style-name="ce9"/>
          <table:table-cell table:style-name="ce14"/>
          <table:table-cell table:style-name="ce19" table:number-columns-repeated="4"/>
          <table:table-cell table:style-name="ce30"/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銷<text:span text:style-name="T1">   </text:span><text:span text:style-name="T2">售</text:span><text:span text:style-name="T3">   </text:span><text:span text:style-name="T2">額</text:span><text:span text:style-name="T3">   </text:span><text:span text:style-name="T2">合</text:span><text:span text:style-name="T3"> 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ROUND(SUM([.G31:.G36]);0)" office:value-type="float" office:value="0" calcext:value-type="float">
            <text:p>0 </text:p>
          </table:table-cell>
          <table:table-cell table:style-name="ce31" office:value-type="string" calcext:value-type="string">
            <text:p>簽<text:span text:style-name="T1">    </text:span></text:p>
          </table:table-cell>
          <table:table-cell table:style-name="ce38"/>
          <table:table-cell table:style-name="ce43"/>
          <table:table-cell table:style-name="ce1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營業稅<text:span text:style-name="T1"> 5%</text:span></text:p>
          </table:table-cell>
          <table:table-cell table:style-name="ce16"/>
          <table:table-cell table:style-name="ce7" office:value-type="string" calcext:value-type="string">
            <text:p>零稅</text:p>
          </table:table-cell>
          <table:table-cell table:style-name="ce16"/>
          <table:table-cell table:style-name="ce7" office:value-type="string" calcext:value-type="string">
            <text:p>免稅</text:p>
          </table:table-cell>
          <table:table-cell table:style-name="ce26"/>
          <table:table-cell table:style-name="ce32"/>
          <table:table-cell table:style-name="ce2"/>
          <table:table-cell table:style-name="ce44"/>
          <table:table-cell table:style-name="ce4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總<text:span text:style-name="T1">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+[.G37]+[.G38]" office:value-type="float" office:value="0" calcext:value-type="float">
            <text:p>0 </text:p>
          </table:table-cell>
          <table:table-cell table:style-name="ce33" office:value-type="string" calcext:value-type="string">
            <text:p>收</text:p>
          </table:table-cell>
          <table:table-cell table:style-name="ce3"/>
          <table:table-cell table:style-name="ce45"/>
          <table:table-cell table:style-name="ce1" table:number-columns-repeated="1014"/>
        </table:table-row>
        <table:table-row table:style-name="ro3">
          <table:table-cell table:style-name="ce1"/>
          <table:table-cell table:style-name="ce9"/>
          <table:table-cell table:style-name="ce17" table:number-columns-repeated="4"/>
          <table:table-cell table:style-name="ce14"/>
          <table:table-cell table:style-name="ce34"/>
          <table:table-cell table:style-name="ce39"/>
          <table:table-cell table:style-name="ce46"/>
          <table:table-cell table:style-name="ce1" table:number-columns-repeated="1014"/>
        </table:table-row>
        <table:table-row table:style-name="ro6">
          <table:table-cell table:style-name="ce1" table:number-columns-repeated="1024"/>
        </table:table-row>
        <table:table-row table:style-name="ro3">
          <table:table-cell table:style-name="ce1"/>
          <table:table-cell table:style-name="ce6" office:value-type="string" calcext:value-type="string">
            <text:p>生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會<text:span text:style-name="T1"> </text:span><text:span text:style-name="T2">計</text:span></text:p>
          </table:table-cell>
          <table:table-cell table:style-name="ce1"/>
          <table:table-cell table:style-name="ce6" office:value-type="string" calcext:value-type="string">
            <text:p>主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經<text:span text:style-name="T1"> </text:span><text:span text:style-name="T2">辨</text:span><text:span text:style-name="T3"> </text:span><text:span text:style-name="T2">人</text:span></text:p>
          </table:table-cell>
          <table:table-cell table:style-name="ce1" table:number-columns-repeated="1016"/>
        </table:table-row>
        <table:table-row table:style-name="ro7">
          <table:table-cell/>
          <table:table-cell table:style-name="ce1" table:number-columns-repeated="9"/>
          <table:table-cell table:number-columns-repeated="1014"/>
        </table:table-row>
        <table:table-row table:style-name="ro7" table:number-rows-repeated="1048529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'出貨單-1'.$A$1" table:cell-range-address="$'出貨單-1'.$B$1:.$J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date-style style:name="N176">
      <number:month/>
      <number:text>月</number:text>
      <number:day/>
      <number:text>日</number:text>
    </number:date-style>
    <number:number-style style:name="N178P0" style:volatile="true">
      <number:number number:decimal-places="1" loext:min-decimal-places="1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3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.83mm" fo:margin-bottom="24.99mm" fo:margin-left="15.49mm" fo:margin-right="19mm" style:first-page-number="continue" style:scale-to="100%" style:table-centering="horizontal" style:writing-mode="lr-tb"/>
      <style:header-style>
        <style:header-footer-properties fo:min-height="7.5mm" fo:margin-left="3.51mm" fo:margin-right="0mm" fo:margin-bottom="0mm"/>
      </style:header-style>
      <style:footer-style>
        <style:header-footer-properties fo:min-height="7.5mm" fo:margin-left="3.51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2:50:40.06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出貨單-1" style:display-name="PageStyle_出貨單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ice</meta:initial-creator>
    <meta:creation-date>2002-11-04T16:48:09</meta:creation-date>
    <dc:date>2017-01-21T22:52:40.650000000</dc:date>
    <meta:print-date>2004-03-26T13:20:10</meta:print-date>
    <meta:generator>LibreOffice/5.1.1.3$Windows_x86 LibreOffice_project/89f508ef3ecebd2cfb8e1def0f0ba9a803b88a6d</meta:generator>
    <meta:editing-duration>PT2M1S</meta:editing-duration>
    <meta:editing-cycles>1</meta:editing-cycles>
    <meta:document-statistic meta:table-count="1" meta:cell-count="74" meta:object-count="0"/>
  </office:meta>
</office:document-meta>
</file>